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8" svg:font-family="'LM Mono 8'" style:font-pitch="fixed"/>
    <style:font-face style:name="Noto Color Emoji" svg:font-family="'Noto Color Emoji'" style:font-pitch="fixed"/>
    <style:font-face style:name="Ubuntu Mono" svg:font-family="'Ubuntu Mono'" style:font-pitch="fixed"/>
    <style:font-face style:name="Cousine" svg:font-family="Cousine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 PL KaitiM Big5" svg:font-family="'AR PL KaitiM Big5'" style:font-pitch="variable"/>
    <style:font-face style:name="AR PL KaitiM GB" svg:font-family="'AR PL KaitiM GB'" style:font-pitch="variable"/>
    <style:font-face style:name="AR PL Mingti2L Big5" svg:font-family="'AR PL Mingti2L Big5'" style:font-pitch="variable"/>
    <style:font-face style:name="AR PL SungtiL GB" svg:font-family="'AR PL SungtiL GB'" style:font-pitch="variable"/>
    <style:font-face style:name="Abyssinica SIL" svg:font-family="'Abyssinica SIL'" style:font-pitch="variable"/>
    <style:font-face style:name="Amiri" svg:font-family="Amiri" style:font-pitch="variable"/>
    <style:font-face style:name="Amiri Quran" svg:font-family="'Amiri Quran'" style:font-pitch="variable"/>
    <style:font-face style:name="Asana Math" svg:font-family="'Asana Math'" style:font-pitch="variable"/>
    <style:font-face style:name="Baekmuk Dotum" svg:font-family="'Baekmuk Dotum'" style:font-pitch="variable"/>
    <style:font-face style:name="Baekmuk Headline" svg:font-family="'Baekmuk Headline'" style:font-pitch="variable"/>
    <style:font-face style:name="Berenis ADF Pro" svg:font-family="'Berenis ADF Pro'" style:font-pitch="variable"/>
    <style:font-face style:name="Berenis ADF Pro Math" svg:font-family="'Berenis ADF Pro Math'" style:font-pitch="variable"/>
    <style:font-face style:name="C059" svg:font-family="C059" style:font-pitch="variable"/>
    <style:font-face style:name="Cantarell Light" svg:font-family="'Cantarell Light'" style:font-pitch="variable"/>
    <style:font-face style:name="Chilanka" svg:font-family="Chilanka" style:font-pitch="variable"/>
    <style:font-face style:name="Comfortaa" svg:font-family="Comfortaa" style:font-pitch="variable"/>
    <style:font-face style:name="Comfortaa Light" svg:font-family="'Comfortaa Light'" style:font-adornments="Light" style:font-pitch="variable"/>
    <style:font-face style:name="Dyuthi" svg:font-family="Dyuthi" style:font-pitch="variable"/>
    <style:font-face style:name="EB Garamond 12 All SC" svg:font-family="'EB Garamond 12 All SC'" style:font-pitch="variable"/>
    <style:font-face style:name="GFS BodoniClassic" svg:font-family="'GFS BodoniClassic'" style:font-pitch="variable"/>
    <style:font-face style:name="GFS Didot" svg:font-family="'GFS Didot'" style:font-pitch="variable"/>
    <style:font-face style:name="GFS Didot Rg" svg:font-family="'GFS Didot Rg'" style:font-pitch="variable"/>
    <style:font-face style:name="GFS Theokritos" svg:font-family="'GFS Theokritos'" style:font-pitch="variable"/>
    <style:font-face style:name="Garuda" svg:font-family="Garuda" style:font-pitch="variable"/>
    <style:font-face style:name="Gayathri Thin" svg:font-family="'Gayathri Thin'" style:font-pitch="variable"/>
    <style:font-face style:name="Gentium" svg:font-family="Gentium" style:font-pitch="variable"/>
    <style:font-face style:name="Gentium Plus" svg:font-family="'Gentium Plus'" style:font-pitch="variable"/>
    <style:font-face style:name="Gillius ADF No2" svg:font-family="'Gillius ADF No2'" style:font-pitch="variable"/>
    <style:font-face style:name="Gillius ADF No2 Cond" svg:font-family="'Gillius ADF No2 Cond'" style:font-pitch="variable"/>
    <style:font-face style:name="KacstDecorative" svg:font-family="KacstDecorative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Screen" svg:font-family="KacstScreen" style:font-pitch="variable"/>
    <style:font-face style:name="Kalimati" svg:font-family="Kalimati" style:font-pitch="variable"/>
    <style:font-face style:name="Keraleeyam" svg:font-family="Keraleeyam" style:font-pitch="variable"/>
    <style:font-face style:name="LM Mono Prop 10" svg:font-family="'LM Mono Prop 10'" style:font-pitch="variable"/>
    <style:font-face style:name="LM Mono Prop Light 10" svg:font-family="'LM Mono Prop Light 10'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2" svg:font-family="'LM Roman Slanted 12'" style:font-pitch="variable"/>
    <style:font-face style:name="Laksaman" svg:font-family="Laksaman" style:font-pitch="variable"/>
    <style:font-face style:name="Lato Hairline" svg:font-family="'Lato Hairline'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khan" svg:font-family="Likhan" style:font-pitch="variable"/>
    <style:font-face style:name="Linux Libertine Initials O" svg:font-family="'Linux Libertine Initials O'" style:font-pitch="variable"/>
    <style:font-face style:name="Linux Libertine O" svg:font-family="'Linux Libertine O'" style:font-pitch="variable"/>
    <style:font-face style:name="Lohit Odia" svg:font-family="'Lohit Odia'" style:font-pitch="variable"/>
    <style:font-face style:name="Pagul" svg:font-family="Pagul" style:font-pitch="variable"/>
    <style:font-face style:name="Rekha" svg:font-family="Rekha" style:font-pitch="variable"/>
    <style:font-face style:name="STIX" svg:font-family="STIX" style:font-pitch="variable"/>
    <style:font-face style:name="STIXSizeFourSym" svg:font-family="STIXSizeFourSym" style:font-pitch="variable"/>
    <style:font-face style:name="Saab" svg:font-family="Saab" style:font-pitch="variable"/>
    <style:font-face style:name="TeX Gyre DejaVu Math" svg:font-family="'TeX Gyre DejaVu Math'" style:font-pitch="variable"/>
    <style:font-face style:name="TeXGyreTermes" svg:font-family="TeXGyreTermes" style:font-pitch="variable"/>
    <style:font-face style:name="UnJamoBatang" svg:font-family="UnJamoBatang" style:font-pitch="variable"/>
    <style:font-face style:name="UnVada" svg:font-family="UnVada" style:font-pitch="variable"/>
    <style:font-face style:name="Waree" svg:font-family="Waree" style:font-pitch="variable"/>
    <style:font-face style:name="Yrsa Light" svg:font-family="'Yrsa Light'" style:font-pitch="variable"/>
    <style:font-face style:name="Z003" svg:font-family="Z003" style:font-pitch="variable"/>
    <style:font-face style:name="aakar" svg:font-family="aakar" style:font-pitch="variable"/>
    <style:font-face style:name="cmsy10" svg:font-family="cmsy10" style:font-pitch="variable"/>
    <style:font-face style:name="esint10" svg:font-family="esint10" style:font-pitch="variable"/>
    <style:font-face style:name="msam10" svg:font-family="msam10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Ahom" svg:font-family="'Noto Serif Ahom'" style:font-family-generic="roman" style:font-pitch="variable"/>
    <style:font-face style:name="Noto Serif Dogra" svg:font-family="'Noto Serif Dogra'" style:font-family-generic="roman" style:font-pitch="variable"/>
    <style:font-face style:name="Noto Serif Myanmar" svg:font-family="'Noto Serif Myanmar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IPAPGothic" svg:font-family="IPAPGothic" style:font-family-generic="swiss" style:font-pitch="variable"/>
    <style:font-face style:name="IPAexGothic" svg:font-family="IPAexGothic" style:font-family-generic="swiss" style:font-pitch="variable"/>
    <style:font-face style:name="LM Sans 12" svg:font-family="'LM Sans 12'" style:font-family-generic="swiss" style:font-pitch="variable"/>
    <style:font-face style:name="LM Sans Demi Cond 10" svg:font-family="'LM Sans Demi Cond 10'" style:font-family-generic="swiss" style:font-pitch="variable"/>
    <style:font-face style:name="Noto Sans Arabic" svg:font-family="'Noto Sans Arabic'" style:font-family-generic="swiss" style:font-pitch="variable"/>
    <style:font-face style:name="Noto Sans Buhid" svg:font-family="'Noto Sans Buhid'" style:font-family-generic="swiss" style:font-pitch="variable"/>
    <style:font-face style:name="Noto Sans CJK SC" svg:font-family="'Noto Sans CJK SC'" style:font-family-generic="swiss" style:font-pitch="variable"/>
    <style:font-face style:name="Noto Sans Elbasan" svg:font-family="'Noto Sans Elbasan'" style:font-family-generic="swiss" style:font-pitch="variable"/>
    <style:font-face style:name="Noto Sans Hatran" svg:font-family="'Noto Sans Hatran'" style:font-family-generic="swiss" style:font-pitch="variable"/>
    <style:font-face style:name="Noto Sans Kharoshthi" svg:font-family="'Noto Sans Kharoshthi'" style:font-family-generic="swiss" style:font-pitch="variable"/>
    <style:font-face style:name="Noto Sans Lycian" svg:font-family="'Noto Sans Lycian'" style:font-family-generic="swiss" style:font-pitch="variable"/>
    <style:font-face style:name="Noto Sans Mende Kikakui" svg:font-family="'Noto Sans Mende Kikakui'" style:font-family-generic="swiss" style:font-pitch="variable"/>
    <style:font-face style:name="Noto Sans Mono CJK TC" svg:font-family="'Noto Sans Mono CJK TC'" style:font-family-generic="swiss" style:font-pitch="variable"/>
    <style:font-face style:name="Noto Sans Myanmar" svg:font-family="'Noto Sans Myanmar'" style:font-family-generic="swiss" style:font-pitch="variable"/>
    <style:font-face style:name="Noto Sans Old Italic" svg:font-family="'Noto Sans Old Italic'" style:font-family-generic="swiss" style:font-pitch="variable"/>
    <style:font-face style:name="Noto Sans Osmanya" svg:font-family="'Noto Sans Osmanya'" style:font-family-generic="swiss" style:font-pitch="variable"/>
    <style:font-face style:name="Noto Sans Saurashtra" svg:font-family="'Noto Sans Saurashtra'" style:font-family-generic="swiss" style:font-pitch="variable"/>
    <style:font-face style:name="Noto Sans Syriac" svg:font-family="'Noto Sans Syriac'" style:font-family-generic="swiss" style:font-pitch="variable"/>
    <style:font-face style:name="Noto Sans Thaana" svg:font-family="'Noto Sans Thaana'" style:font-family-generic="swiss" style:font-pitch="variable"/>
    <style:font-face style:name="Open Sans Condensed Light" svg:font-family="'Open Sans Condensed 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071cm" svg:stroke-color="#e4003b" draw:marker-start-width="0.306cm" draw:marker-end-width="0.306cm" draw:fill="solid" draw:textarea-vertical-align="middle" fo:padding-top="0.16cm" fo:padding-bottom="0.16cm" fo:padding-left="0.285cm" fo:padding-right="0.285cm"/>
    </style:style>
    <style:style style:name="P1" style:family="paragraph">
      <style:text-properties fo:color="#e4003b" style:font-name="Cousine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="none" draw:fill-color="#ffffff"/>
      <style:text-properties fo:color="#e4003b" style:font-name="Cousin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color="#e4003b" style:font-name="DejaVu Sans Light"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e4003b" style:font-name="DejaVu Sans Light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e4003b" style:font-name="Cousin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e4003b" style:font-name="DejaVu Sans Light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4.566cm" svg:height="2.169cm" svg:x="0.514cm" svg:y="0.203cm">
            <draw:text-box>
              <text:p text:style-name="P1"><text:span text:style-name="T1">H</text:span><text:span text:style-name="T1">M</text:span><text:span text:style-name="T1">G</text:span><text:span text:style-name="T1">U</text:span></text:p>
            </draw:text-box>
          </draw:frame>
          <draw:line draw:style-name="gr2" draw:text-style-name="P3" draw:layer="layout" svg:x1="0.321cm" svg:y1="2.622cm" svg:x2="5.274cm" svg:y2="2.622cm">
            <text:p/>
          </draw:line>
          <draw:frame draw:style-name="gr1" draw:text-style-name="P5" draw:layer="layout" svg:width="3.292cm" svg:height="2.22cm" svg:x="1.151cm" svg:y="3.403cm">
            <draw:text-box>
              <text:p text:style-name="P4"><text:span text:style-name="T2">I</text:span><text:span text:style-name="T2">C</text:span><text:span text:style-name="T2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8" svg:font-family="'LM Mono 8'" style:font-pitch="fixed"/>
    <style:font-face style:name="Noto Color Emoji" svg:font-family="'Noto Color Emoji'" style:font-pitch="fixed"/>
    <style:font-face style:name="Ubuntu Mono" svg:font-family="'Ubuntu Mono'" style:font-pitch="fixed"/>
    <style:font-face style:name="Cousine" svg:font-family="Cousine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 PL KaitiM Big5" svg:font-family="'AR PL KaitiM Big5'" style:font-pitch="variable"/>
    <style:font-face style:name="AR PL KaitiM GB" svg:font-family="'AR PL KaitiM GB'" style:font-pitch="variable"/>
    <style:font-face style:name="AR PL Mingti2L Big5" svg:font-family="'AR PL Mingti2L Big5'" style:font-pitch="variable"/>
    <style:font-face style:name="AR PL SungtiL GB" svg:font-family="'AR PL SungtiL GB'" style:font-pitch="variable"/>
    <style:font-face style:name="Abyssinica SIL" svg:font-family="'Abyssinica SIL'" style:font-pitch="variable"/>
    <style:font-face style:name="Amiri" svg:font-family="Amiri" style:font-pitch="variable"/>
    <style:font-face style:name="Amiri Quran" svg:font-family="'Amiri Quran'" style:font-pitch="variable"/>
    <style:font-face style:name="Asana Math" svg:font-family="'Asana Math'" style:font-pitch="variable"/>
    <style:font-face style:name="Baekmuk Dotum" svg:font-family="'Baekmuk Dotum'" style:font-pitch="variable"/>
    <style:font-face style:name="Baekmuk Headline" svg:font-family="'Baekmuk Headline'" style:font-pitch="variable"/>
    <style:font-face style:name="Berenis ADF Pro" svg:font-family="'Berenis ADF Pro'" style:font-pitch="variable"/>
    <style:font-face style:name="Berenis ADF Pro Math" svg:font-family="'Berenis ADF Pro Math'" style:font-pitch="variable"/>
    <style:font-face style:name="C059" svg:font-family="C059" style:font-pitch="variable"/>
    <style:font-face style:name="Cantarell Light" svg:font-family="'Cantarell Light'" style:font-pitch="variable"/>
    <style:font-face style:name="Chilanka" svg:font-family="Chilanka" style:font-pitch="variable"/>
    <style:font-face style:name="Comfortaa" svg:font-family="Comfortaa" style:font-pitch="variable"/>
    <style:font-face style:name="Comfortaa Light" svg:font-family="'Comfortaa Light'" style:font-adornments="Light" style:font-pitch="variable"/>
    <style:font-face style:name="Dyuthi" svg:font-family="Dyuthi" style:font-pitch="variable"/>
    <style:font-face style:name="EB Garamond 12 All SC" svg:font-family="'EB Garamond 12 All SC'" style:font-pitch="variable"/>
    <style:font-face style:name="GFS BodoniClassic" svg:font-family="'GFS BodoniClassic'" style:font-pitch="variable"/>
    <style:font-face style:name="GFS Didot" svg:font-family="'GFS Didot'" style:font-pitch="variable"/>
    <style:font-face style:name="GFS Didot Rg" svg:font-family="'GFS Didot Rg'" style:font-pitch="variable"/>
    <style:font-face style:name="GFS Theokritos" svg:font-family="'GFS Theokritos'" style:font-pitch="variable"/>
    <style:font-face style:name="Garuda" svg:font-family="Garuda" style:font-pitch="variable"/>
    <style:font-face style:name="Gayathri Thin" svg:font-family="'Gayathri Thin'" style:font-pitch="variable"/>
    <style:font-face style:name="Gentium" svg:font-family="Gentium" style:font-pitch="variable"/>
    <style:font-face style:name="Gentium Plus" svg:font-family="'Gentium Plus'" style:font-pitch="variable"/>
    <style:font-face style:name="Gillius ADF No2" svg:font-family="'Gillius ADF No2'" style:font-pitch="variable"/>
    <style:font-face style:name="Gillius ADF No2 Cond" svg:font-family="'Gillius ADF No2 Cond'" style:font-pitch="variable"/>
    <style:font-face style:name="KacstDecorative" svg:font-family="KacstDecorative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Screen" svg:font-family="KacstScreen" style:font-pitch="variable"/>
    <style:font-face style:name="Kalimati" svg:font-family="Kalimati" style:font-pitch="variable"/>
    <style:font-face style:name="Keraleeyam" svg:font-family="Keraleeyam" style:font-pitch="variable"/>
    <style:font-face style:name="LM Mono Prop 10" svg:font-family="'LM Mono Prop 10'" style:font-pitch="variable"/>
    <style:font-face style:name="LM Mono Prop Light 10" svg:font-family="'LM Mono Prop Light 10'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2" svg:font-family="'LM Roman Slanted 12'" style:font-pitch="variable"/>
    <style:font-face style:name="Laksaman" svg:font-family="Laksaman" style:font-pitch="variable"/>
    <style:font-face style:name="Lato Hairline" svg:font-family="'Lato Hairline'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khan" svg:font-family="Likhan" style:font-pitch="variable"/>
    <style:font-face style:name="Linux Libertine Initials O" svg:font-family="'Linux Libertine Initials O'" style:font-pitch="variable"/>
    <style:font-face style:name="Linux Libertine O" svg:font-family="'Linux Libertine O'" style:font-pitch="variable"/>
    <style:font-face style:name="Lohit Odia" svg:font-family="'Lohit Odia'" style:font-pitch="variable"/>
    <style:font-face style:name="Pagul" svg:font-family="Pagul" style:font-pitch="variable"/>
    <style:font-face style:name="Rekha" svg:font-family="Rekha" style:font-pitch="variable"/>
    <style:font-face style:name="STIX" svg:font-family="STIX" style:font-pitch="variable"/>
    <style:font-face style:name="STIXSizeFourSym" svg:font-family="STIXSizeFourSym" style:font-pitch="variable"/>
    <style:font-face style:name="Saab" svg:font-family="Saab" style:font-pitch="variable"/>
    <style:font-face style:name="TeX Gyre DejaVu Math" svg:font-family="'TeX Gyre DejaVu Math'" style:font-pitch="variable"/>
    <style:font-face style:name="TeXGyreTermes" svg:font-family="TeXGyreTermes" style:font-pitch="variable"/>
    <style:font-face style:name="UnJamoBatang" svg:font-family="UnJamoBatang" style:font-pitch="variable"/>
    <style:font-face style:name="UnVada" svg:font-family="UnVada" style:font-pitch="variable"/>
    <style:font-face style:name="Waree" svg:font-family="Waree" style:font-pitch="variable"/>
    <style:font-face style:name="Yrsa Light" svg:font-family="'Yrsa Light'" style:font-pitch="variable"/>
    <style:font-face style:name="Z003" svg:font-family="Z003" style:font-pitch="variable"/>
    <style:font-face style:name="aakar" svg:font-family="aakar" style:font-pitch="variable"/>
    <style:font-face style:name="cmsy10" svg:font-family="cmsy10" style:font-pitch="variable"/>
    <style:font-face style:name="esint10" svg:font-family="esint10" style:font-pitch="variable"/>
    <style:font-face style:name="msam10" svg:font-family="msam10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Ahom" svg:font-family="'Noto Serif Ahom'" style:font-family-generic="roman" style:font-pitch="variable"/>
    <style:font-face style:name="Noto Serif Dogra" svg:font-family="'Noto Serif Dogra'" style:font-family-generic="roman" style:font-pitch="variable"/>
    <style:font-face style:name="Noto Serif Myanmar" svg:font-family="'Noto Serif Myanmar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IPAPGothic" svg:font-family="IPAPGothic" style:font-family-generic="swiss" style:font-pitch="variable"/>
    <style:font-face style:name="IPAexGothic" svg:font-family="IPAexGothic" style:font-family-generic="swiss" style:font-pitch="variable"/>
    <style:font-face style:name="LM Sans 12" svg:font-family="'LM Sans 12'" style:font-family-generic="swiss" style:font-pitch="variable"/>
    <style:font-face style:name="LM Sans Demi Cond 10" svg:font-family="'LM Sans Demi Cond 10'" style:font-family-generic="swiss" style:font-pitch="variable"/>
    <style:font-face style:name="Noto Sans Arabic" svg:font-family="'Noto Sans Arabic'" style:font-family-generic="swiss" style:font-pitch="variable"/>
    <style:font-face style:name="Noto Sans Buhid" svg:font-family="'Noto Sans Buhid'" style:font-family-generic="swiss" style:font-pitch="variable"/>
    <style:font-face style:name="Noto Sans CJK SC" svg:font-family="'Noto Sans CJK SC'" style:font-family-generic="swiss" style:font-pitch="variable"/>
    <style:font-face style:name="Noto Sans Elbasan" svg:font-family="'Noto Sans Elbasan'" style:font-family-generic="swiss" style:font-pitch="variable"/>
    <style:font-face style:name="Noto Sans Hatran" svg:font-family="'Noto Sans Hatran'" style:font-family-generic="swiss" style:font-pitch="variable"/>
    <style:font-face style:name="Noto Sans Kharoshthi" svg:font-family="'Noto Sans Kharoshthi'" style:font-family-generic="swiss" style:font-pitch="variable"/>
    <style:font-face style:name="Noto Sans Lycian" svg:font-family="'Noto Sans Lycian'" style:font-family-generic="swiss" style:font-pitch="variable"/>
    <style:font-face style:name="Noto Sans Mende Kikakui" svg:font-family="'Noto Sans Mende Kikakui'" style:font-family-generic="swiss" style:font-pitch="variable"/>
    <style:font-face style:name="Noto Sans Mono CJK TC" svg:font-family="'Noto Sans Mono CJK TC'" style:font-family-generic="swiss" style:font-pitch="variable"/>
    <style:font-face style:name="Noto Sans Myanmar" svg:font-family="'Noto Sans Myanmar'" style:font-family-generic="swiss" style:font-pitch="variable"/>
    <style:font-face style:name="Noto Sans Old Italic" svg:font-family="'Noto Sans Old Italic'" style:font-family-generic="swiss" style:font-pitch="variable"/>
    <style:font-face style:name="Noto Sans Osmanya" svg:font-family="'Noto Sans Osmanya'" style:font-family-generic="swiss" style:font-pitch="variable"/>
    <style:font-face style:name="Noto Sans Saurashtra" svg:font-family="'Noto Sans Saurashtra'" style:font-family-generic="swiss" style:font-pitch="variable"/>
    <style:font-face style:name="Noto Sans Syriac" svg:font-family="'Noto Sans Syriac'" style:font-family-generic="swiss" style:font-pitch="variable"/>
    <style:font-face style:name="Noto Sans Thaana" svg:font-family="'Noto Sans Thaana'" style:font-family-generic="swiss" style:font-pitch="variable"/>
    <style:font-face style:name="Open Sans Condensed Light" svg:font-family="'Open Sans Condensed Light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5T13:09:47.882466369</dc:date>
    <meta:editing-duration>PT1M36S</meta:editing-duration>
    <meta:editing-cycles>1</meta:editing-cycles>
    <meta:document-statistic meta:object-count="4"/>
    <meta:generator>LibreOffice/6.4.7.2$Linux_X86_64 LibreOffice_project/40$Build-2</meta:generator>
  </office:meta>
</office:document-meta>
</file>